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PARFUMS</text:p>
      <text:p text:style-name="P1"/>
      <text:p text:style-name="P1">Récuperer les maquette parfums (homme, femme, spécial)</text:p>
      <text:p text:style-name="P1">Envoyer les modèles au client</text:p>
      <text:p text:style-name="P1"/>
      <text:p text:style-name="P1"/>
      <text:p text:style-name="P1"><text:tab/><text:tab/><text:tab/><text:tab/><text:tab/><text:tab/>VISUEL</text:p>
      <text:p text:style-name="P1"/>
      <text:p text:style-name="P1">Logo : Vectorisé + pdf</text:p>
      <text:p text:style-name="P1"/>
      <text:p text:style-name="P1">Streetwear :</text:p>
      <text:p text:style-name="P1"/>
      <text:p text:style-name="P1">tshirt homme femme polo survet casquettes bagageries sacoches portes monnaies shorts</text:p>
      <text:p text:style-name="P1"/>
      <text:p text:style-name="P1">tshirt</text:p>
      <text:p text:style-name="P1"><text:s/></text:p>
      <text:p text:style-name="P1">créer Visuel :</text:p>
      <text:p text:style-name="P1">T-shirt :</text:p>
      <text:p text:style-name="P1"/>
      <text:p text:style-name="P1">avant</text:p>
      <text:p text:style-name="P1">logo</text:p>
      <text:p text:style-name="P1"/>
      <text:p text:style-name="P1">arriere :</text:p>
      <text:p text:style-name="P1">clé jumelées trésor </text:p>
      <text:p text:style-name="P1">plus paillettes</text:p>
      <text:p text:style-name="P1"/>
      <text:p text:style-name="P1">manches </text:p>
      <text:p text:style-name="P1">royaume uk</text:p>
      <text:p text:style-name="P1"/>
      <text:p text:style-name="P1"/>
      <text:p text:style-name="P1"/>
      <text:p text:style-name="P1"><text:tab/><text:tab/><text:tab/><text:tab/><text:tab/><text:tab/>SITE WEB</text:p>
      <text:p text:style-name="P1"/>
      <text:p text:style-name="P1">2EME TEMPS :</text:p>
      <text:p text:style-name="P1">CREER CONTENU </text:p>
      <text:p text:style-name="P1">MOYEN DE PAIEMENT</text:p>
      <text:p text:style-name="P1"/>
      <text:p text:style-name="P1">3EME TEMPS :</text:p>
      <text:p text:style-name="P1">CREER RESEAUX SOCIAUX</text:p>
      <text:p text:style-name="P1">CREER FLYERS</text:p>
      <text:p text:style-name="P1"/>
      <text:p text:style-name="P1"/>
      <text:p text:style-name="P1">recuperer mail </text:p>
      <text:p text:style-name="P1"/>
      <text:p text:style-name="P1">etablir prix</text:p>
      <text:p text:style-name="P1">créer cahier des charges</text:p>
      <text:p text:style-name="P1">mettre au point cahier des char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8T13:22:32.14</meta:creation-date>
    <dc:date>2017-07-18T18:13:22.58</dc:date>
    <meta:editing-duration>PT49M14S</meta:editing-duration>
    <meta:editing-cycles>6</meta:editing-cycles>
    <meta:generator>OpenOffice/4.1.3$Win32 OpenOffice.org_project/413m1$Build-9783</meta:generator>
    <meta:document-statistic meta:table-count="0" meta:image-count="0" meta:object-count="0" meta:page-count="1" meta:paragraph-count="29" meta:word-count="82" meta:character-count="514"/>
  </office:meta>
</office:document-meta>
</file>